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ole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ole.FileRole( ItemManager itemManager , Logger logger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ole.FileRole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Role.creat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Role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Role.setConfigurationDirectory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le.getConfigurati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ole.isAssig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